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B0000027C0D131F0A7CB092DF.png" manifest:media-type="image/png"/>
  <manifest:file-entry manifest:full-path="Pictures/100002010000046C00000278E00875BF265387C5.png" manifest:media-type="image/png"/>
  <manifest:file-entry manifest:full-path="Pictures/100002010000012C000000A80799DACC01A0612F.png" manifest:media-type="image/png"/>
  <manifest:file-entry manifest:full-path="Pictures/100002010000046D0000027CADB804B213E4D6FF.png" manifest:media-type="image/png"/>
  <manifest:file-entry manifest:full-path="Pictures/100002010000030000000300E91554C0D5D21F7D.png" manifest:media-type="image/png"/>
  <manifest:file-entry manifest:full-path="Pictures/100000000000038C000003744E685EFEB4CC7E43.png" manifest:media-type="image/png"/>
  <manifest:file-entry manifest:full-path="Pictures/10000201000004690000027AAC881B7C42232144.png" manifest:media-type="image/png"/>
  <manifest:file-entry manifest:full-path="Pictures/100002010000046600000279E7B70787D0581CF8.png" manifest:media-type="image/png"/>
  <manifest:file-entry manifest:full-path="Pictures/10000201000008600000082BE2C57347A98135E8.png" manifest:media-type="image/png"/>
  <manifest:file-entry manifest:full-path="Pictures/100000000000038E000002227C9A3FDC71FDE0AA.jpg" manifest:media-type="image/jpeg"/>
  <manifest:file-entry manifest:full-path="Pictures/10000000000009C400000683181C0ABD0818C02D.jpg" manifest:media-type="image/jpeg"/>
  <manifest:file-entry manifest:full-path="Pictures/1000020100000800000008000A36A17E3AC30FDD.png" manifest:media-type="image/png"/>
  <manifest:file-entry manifest:full-path="Pictures/100002010000025800000258E749975E877B14D0.png" manifest:media-type="image/png"/>
  <manifest:file-entry manifest:full-path="Pictures/1000000000000129000000AA56841AE8BC6B1796.png" manifest:media-type="image/png"/>
  <manifest:file-entry manifest:full-path="Pictures/10000201000004670000027D7F23FCC1EF68991D.png" manifest:media-type="image/png"/>
  <manifest:file-entry manifest:full-path="Pictures/10000201000004680000027BE91FC77D7D859074.png" manifest:media-type="image/png"/>
  <manifest:file-entry manifest:full-path="Pictures/100002010000071E00000800931EC06B81CE4FC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100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75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-3.699cm, 5.509cm, 4.898cm)" draw:image-opacity="100%" style:mirror="non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3" draw:layer="layout" svg:width="15.63cm" svg:height="4.061cm" svg:x="16.187cm" svg:y="10.565cm">
          <text:p text:style-name="P1"><text:span text:style-name="T1">Integrantes: Valdivia Ignacio</text:span></text:p>
          <text:p text:style-name="P1"><text:span text:style-name="T1"><text:tab/></text:span><text:span text:style-name="T1"><text:tab/></text:span><text:span text:style-name="T1"> <text:s/></text:span><text:span text:style-name="T1">Navio Joaquin</text:span></text:p>
          <text:p text:style-name="P2"><text:span text:style-name="T1"><text:s text:c="2"/></text:span><text:span text:style-name="T1">Raddi gino</text:span></text:p>
          <text:p text:style-name="P2"><text:span text:style-name="T1"><text:s text:c="2"/></text:span><text:span text:style-name="T1">Mancilla Sebastian</text:span></text:p>
          <text:p text:style-name="P2"><text:span text:style-name="T1"><text:s text:c="2"/></text:span><text:span text:style-name="T1">Flores Martin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4" draw:layer="layout" svg:width="25.399cm" svg:height="14.257cm" svg:x="0cm" svg:y="0.015cm">
          <draw:image xlink:href="Pictures/100002010000046D0000027CADB804B213E4D6FF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60;p14" draw:style-name="gr2" draw:text-style-name="P4" draw:layer="layout" svg:width="13.197cm" svg:height="7.423cm" svg:x="12.202cm" svg:y="0cm">
          <draw:image xlink:href="Pictures/100000000000038E000002227C9A3FDC71FDE0AA.jpg" xlink:type="simple" xlink:show="embed" xlink:actuate="onLoad">
            <text:p/>
          </draw:image>
        </draw:frame>
        <draw:frame draw:name="Google Shape;61;p14" draw:style-name="gr2" draw:text-style-name="P4" draw:layer="layout" svg:width="25.277cm" svg:height="14.286cm" svg:x="0cm" svg:y="0cm">
          <draw:image xlink:href="Pictures/10000201000004670000027D7F23FCC1EF68991D.png" xlink:type="simple" xlink:show="embed" xlink:actuate="onLoad">
            <text:p/>
          </draw:image>
        </draw:frame>
        <presentation:notes draw:style-name="dp2">
          <draw:page-thumbnail draw:name="Google Shape;57;g22ca371f771_0_45:notes" draw:style-name="gr3" draw:layer="layout" svg:width="16.932cm" svg:height="9.524cm" svg:x="1.059cm" svg:y="1.905cm" draw:page-number="2" presentation:class="page"/>
          <draw:frame draw:name="Google Shape;58;g22ca371f771_0_45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draw:style-name="gr2" draw:text-style-name="P4" draw:layer="layout" svg:width="25.399cm" svg:height="14.287cm" svg:x="0cm" svg:y="0cm">
          <draw:image xlink:href="Pictures/10000000000009C400000683181C0ABD0818C02D.jpg" xlink:type="simple" xlink:show="embed" xlink:actuate="onLoad">
            <text:p/>
          </draw:image>
        </draw:frame>
        <draw:frame draw:name="Google Shape;67;p15" draw:style-name="gr2" draw:text-style-name="P4" draw:layer="layout" svg:width="1.59cm" svg:height="1.59cm" svg:x="13.96cm" svg:y="11.465cm">
          <draw:image xlink:href="Pictures/100002010000030000000300E91554C0D5D21F7D.png" xlink:type="simple" xlink:show="embed" xlink:actuate="onLoad">
            <text:p/>
          </draw:image>
        </draw:frame>
        <draw:frame draw:name="Google Shape;68;p15" draw:style-name="gr2" draw:text-style-name="P4" draw:layer="layout" svg:width="1.59cm" svg:height="1.59cm" svg:x="16.125cm" svg:y="11.465cm">
          <draw:image xlink:href="Pictures/100002010000025800000258E749975E877B14D0.png" xlink:type="simple" xlink:show="embed" xlink:actuate="onLoad">
            <text:p/>
          </draw:image>
        </draw:frame>
        <draw:frame draw:name="Google Shape;69;p15" draw:style-name="gr2" draw:text-style-name="P4" draw:layer="layout" svg:width="1.59cm" svg:height="1.787cm" svg:x="18.291cm" svg:y="11.366cm">
          <draw:image xlink:href="Pictures/100002010000071E00000800931EC06B81CE4FC8.png" xlink:type="simple" xlink:show="embed" xlink:actuate="onLoad">
            <text:p/>
          </draw:image>
        </draw:frame>
        <draw:frame draw:name="Google Shape;70;p15" draw:style-name="gr2" draw:text-style-name="P4" draw:layer="layout" svg:width="25.379cm" svg:height="14.287cm" svg:x="0.01cm" svg:y="0cm">
          <draw:image xlink:href="Pictures/10000201000004680000027BE91FC77D7D859074.png" xlink:type="simple" xlink:show="embed" xlink:actuate="onLoad">
            <text:p/>
          </draw:image>
        </draw:frame>
        <presentation:notes draw:style-name="dp2">
          <draw:page-thumbnail draw:name="Google Shape;63;g22ca371f771_0_52:notes" draw:style-name="gr3" draw:layer="layout" svg:width="16.932cm" svg:height="9.524cm" svg:x="1.059cm" svg:y="1.905cm" draw:page-number="3" presentation:class="page"/>
          <draw:frame draw:name="Google Shape;64;g22ca371f771_0_5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75;p16" draw:style-name="gr4" draw:text-style-name="P4" draw:layer="layout" svg:width="8.772cm" svg:height="4.601cm" svg:x="0cm" svg:y="0cm">
          <draw:image xlink:href="Pictures/1000000000000129000000AA56841AE8BC6B1796.png" xlink:type="simple" xlink:show="embed" xlink:actuate="onLoad">
            <text:p/>
          </draw:image>
        </draw:frame>
        <draw:frame draw:name="Google Shape;76;p16" draw:style-name="gr2" draw:text-style-name="P4" draw:layer="layout" svg:width="1.947cm" svg:height="1.899cm" svg:x="22.97cm" svg:y="1.006cm">
          <draw:image xlink:href="Pictures/10000201000008600000082BE2C57347A98135E8.png" xlink:type="simple" xlink:show="embed" xlink:actuate="onLoad">
            <text:p/>
          </draw:image>
        </draw:frame>
        <draw:frame draw:name="Google Shape;77;p16" draw:style-name="gr2" draw:text-style-name="P4" draw:layer="layout" svg:width="1.947cm" svg:height="1.947cm" svg:x="22.97cm" svg:y="11.72cm">
          <draw:image xlink:href="Pictures/1000020100000800000008000A36A17E3AC30FDD.png" xlink:type="simple" xlink:show="embed" xlink:actuate="onLoad">
            <text:p/>
          </draw:image>
        </draw:frame>
        <draw:frame draw:name="Google Shape;78;p16" draw:style-name="gr2" draw:text-style-name="P4" draw:layer="layout" svg:width="24.661cm" svg:height="13.863cm" svg:x="0.543cm" svg:y="0.423cm">
          <draw:image xlink:href="Pictures/100002010000046600000279E7B70787D0581CF8.png" xlink:type="simple" xlink:show="embed" xlink:actuate="onLoad">
            <text:p/>
          </draw:image>
        </draw:frame>
        <presentation:notes draw:style-name="dp2">
          <draw:page-thumbnail draw:name="Google Shape;72;g22ca371f771_0_60:notes" draw:style-name="gr3" draw:layer="layout" svg:width="16.932cm" svg:height="9.524cm" svg:x="1.059cm" svg:y="1.905cm" draw:page-number="4" presentation:class="page"/>
          <draw:frame draw:name="Google Shape;73;g22ca371f771_0_6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3;p17" draw:style-name="gr2" draw:text-style-name="P4" draw:layer="layout" svg:width="25.399cm" svg:height="14.223cm" svg:x="0cm" svg:y="0cm">
          <draw:image xlink:href="Pictures/100002010000012C000000A80799DACC01A0612F.png" xlink:type="simple" xlink:show="embed" xlink:actuate="onLoad">
            <text:p/>
          </draw:image>
        </draw:frame>
        <draw:frame draw:name="Google Shape;84;p17" draw:style-name="gr2" draw:text-style-name="P4" draw:layer="layout" svg:width="25.399cm" svg:height="14.263cm" svg:x="0cm" svg:y="0.012cm">
          <draw:image xlink:href="Pictures/10000201000004690000027AAC881B7C42232144.png" xlink:type="simple" xlink:show="embed" xlink:actuate="onLoad">
            <text:p/>
          </draw:image>
        </draw:frame>
        <presentation:notes draw:style-name="dp2">
          <draw:page-thumbnail draw:name="Google Shape;80;g22d12a3d9db_0_0:notes" draw:style-name="gr3" draw:layer="layout" svg:width="16.932cm" svg:height="9.524cm" svg:x="1.059cm" svg:y="1.905cm" draw:page-number="5" presentation:class="page"/>
          <draw:frame draw:name="Google Shape;81;g22d12a3d9db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9;p18" draw:style-name="gr2" draw:text-style-name="P4" draw:layer="layout" svg:width="13.982cm" svg:height="13.982cm" svg:x="11.417cm" svg:y="0.152cm">
          <draw:image xlink:href="Pictures/100002010000030000000300E91554C0D5D21F7D.png" xlink:type="simple" xlink:show="embed" xlink:actuate="onLoad">
            <text:p/>
          </draw:image>
        </draw:frame>
        <draw:frame draw:name="Google Shape;90;p18" draw:style-name="gr2" draw:text-style-name="P4" draw:layer="layout" svg:width="25.399cm" svg:height="14.18cm" svg:x="0cm" svg:y="0cm">
          <draw:image xlink:href="Pictures/100002010000046C00000278E00875BF265387C5.png" xlink:type="simple" xlink:show="embed" xlink:actuate="onLoad">
            <text:p/>
          </draw:image>
        </draw:frame>
        <presentation:notes draw:style-name="dp2">
          <draw:page-thumbnail draw:name="Google Shape;86;g22ca371f771_0_67:notes" draw:style-name="gr3" draw:layer="layout" svg:width="16.932cm" svg:height="9.524cm" svg:x="1.059cm" svg:y="1.905cm" draw:page-number="6" presentation:class="page"/>
          <draw:frame draw:name="Google Shape;87;g22ca371f771_0_6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5;p19" draw:style-name="gr5" draw:text-style-name="P4" draw:layer="layout" svg:width="16.079cm" svg:height="10.458cm" svg:x="4.841cm" svg:y="2.83cm">
          <draw:image xlink:href="Pictures/100000000000038C000003744E685EFEB4CC7E43.png" xlink:type="simple" xlink:show="embed" xlink:actuate="onLoad">
            <text:p/>
          </draw:image>
        </draw:frame>
        <draw:frame draw:name="Google Shape;96;p19" draw:style-name="gr2" draw:text-style-name="P4" draw:layer="layout" svg:width="25.399cm" svg:height="14.282cm" svg:x="0cm" svg:y="0.002cm">
          <draw:image xlink:href="Pictures/100002010000046B0000027C0D131F0A7CB092DF.png" xlink:type="simple" xlink:show="embed" xlink:actuate="onLoad">
            <text:p/>
          </draw:image>
        </draw:frame>
        <presentation:notes draw:style-name="dp2">
          <draw:page-thumbnail draw:name="Google Shape;92;g22d0962b191_0_4:notes" draw:style-name="gr3" draw:layer="layout" svg:width="16.932cm" svg:height="9.524cm" svg:x="1.059cm" svg:y="1.905cm" draw:page-number="7" presentation:class="page"/>
          <draw:frame draw:name="Google Shape;93;g22d0962b191_0_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